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margin-bottom="0.1965in"/>
    </style:style>
    <style:style style:name="P2" style:parent-style-name="PreformattedText" style:family="paragraph">
      <style:paragraph-properties fo:margin-bottom="0.1965in"/>
    </style:style>
    <style:style style:name="P3" style:parent-style-name="PreformattedText" style:family="paragraph">
      <style:paragraph-properties fo:margin-bottom="0.1965in"/>
    </style:style>
    <style:style style:name="P4" style:parent-style-name="PreformattedText" style:family="paragraph">
      <style:paragraph-properties fo:margin-bottom="0.1965in"/>
    </style:style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P7" style:parent-style-name="PreformattedText" style:family="paragraph">
      <style:paragraph-properties fo:margin-bottom="0.1965in"/>
    </style:style>
    <style:style style:name="P8" style:parent-style-name="PreformattedText" style:family="paragraph">
      <style:paragraph-properties fo:margin-bottom="0.1965in"/>
    </style:style>
    <style:style style:name="P9" style:parent-style-name="PreformattedText" style:family="paragraph">
      <style:paragraph-properties fo:margin-bottom="0.1965in"/>
    </style:style>
    <style:style style:name="P10" style:parent-style-name="PreformattedText" style:family="paragraph">
      <style:paragraph-properties fo:margin-bottom="0.1965in"/>
    </style:style>
    <style:style style:name="P11" style:parent-style-name="PreformattedText" style:family="paragraph">
      <style:paragraph-properties fo:margin-bottom="0.1965in"/>
    </style:style>
    <style:style style:name="P12" style:parent-style-name="PreformattedText" style:family="paragraph">
      <style:paragraph-properties fo:margin-bottom="0.1965in"/>
    </style:style>
    <style:style style:name="P13" style:parent-style-name="PreformattedText" style:family="paragraph">
      <style:paragraph-properties fo:margin-bottom="0.1965in"/>
    </style:style>
    <style:style style:name="P14" style:parent-style-name="PreformattedText" style:family="paragraph">
      <style:paragraph-properties fo:margin-bottom="0.1965in"/>
    </style:style>
    <style:style style:name="P15" style:parent-style-name="PreformattedText" style:family="paragraph">
      <style:paragraph-properties fo:margin-bottom="0.1965in"/>
    </style:style>
    <style:style style:name="P16" style:parent-style-name="PreformattedText" style:family="paragraph">
      <style:paragraph-properties fo:margin-bottom="0.1965in"/>
    </style:style>
    <style:style style:name="P17" style:parent-style-name="PreformattedText" style:family="paragraph">
      <style:paragraph-properties fo:margin-bottom="0.1965in"/>
    </style:style>
    <style:style style:name="P18" style:parent-style-name="PreformattedText" style:family="paragraph">
      <style:paragraph-properties fo:margin-bottom="0.1965in"/>
    </style:style>
    <style:style style:name="P19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0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1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2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3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4" style:parent-style-name="PreformattedText" style:family="paragraph">
      <style:paragraph-properties fo:margin-bottom="0.1965in"/>
      <style:text-properties fo:font-weight="bold" style:font-weight-asian="bold" style:font-weight-complex="bold"/>
    </style:style>
    <style:style style:name="P25" style:parent-style-name="PreformattedText" style:family="paragraph">
      <style:paragraph-properties fo:margin-bottom="0.1965in"/>
    </style:style>
    <style:style style:name="P26" style:parent-style-name="PreformattedText" style:family="paragraph">
      <style:paragraph-properties fo:margin-bottom="0.1965in"/>
    </style:style>
  </office:automatic-styles>
  <office:body>
    <office:text text:use-soft-page-breaks="true">
      <text:p text:style-name="P1">Sudo apt-get update &amp;&amp; sudo apt-get upgrade -y</text:p>
      <text:p text:style-name="P2">sudo apt-get install openjdk-7-jdk -y</text:p>
      <text:p text:style-name="P3">wget http://archive.apache.org/dist/flume/1.4.0/apache-flume-1.4.0-bin.tar.gz</text:p>
      <text:p text:style-name="P4">tar -zxvf apache-flume-1.4.0-bin.tar.gz</text:p>
      <text:p text:style-name="P5">cd<text:s/>apache-flume-1.4.0-bin/conf/</text:p>
      <text:p text:style-name="P6">mv flume-env.sh.template flume-env.sh</text:p>
      <text:p text:style-name="P7">nano /home/ubuntu/apache-flume-1.4.0-bin/conf/flume-env.sh</text:p>
      <text:p text:style-name="P8">JAVA_HOME=/usr/lib/jvm/java-7-openjdk-amd64</text:p>
      <text:p text:style-name="P9">FLUME_CLASSPATH="/home/ubuntu/apache-flume-1.4.0-bin/lib/*.jar"</text:p>
      <text:p text:style-name="P10">cd</text:p>
      <text:p text:style-name="P11">nano apache-flume-1.4.0-bin/conf/flume.conf</text:p>
      <text:p text:style-name="PreformattedText"># Flume agent config</text:p>
      <text:p text:style-name="PreformattedText">krishna.sources = eventlog</text:p>
      <text:p text:style-name="PreformattedText">krishna.channels = file_channel</text:p>
      <text:p text:style-name="PreformattedText">krishna.sinks = sink_to_hdfs</text:p>
      <text:p text:style-name="PreformattedText"/>
      <text:p text:style-name="PreformattedText"># Define / Configure source</text:p>
      <text:p text:style-name="PreformattedText">krishna.sources.eventlog.type = exec</text:p>
      <text:p text:style-name="PreformattedText">krishna.sources.eventlog.command = tail -F /var/log/flume/eventlog.log</text:p>
      <text:p text:style-name="PreformattedText">krishna.sources.eventlog.restart = true</text:p>
      <text:p text:style-name="PreformattedText">krishna.sources.eventlog.batchSize = 1000</text:p>
      <text:p text:style-name="PreformattedText">#krishna.sources.eventlog.type = seq</text:p>
      <text:p text:style-name="PreformattedText"/>
      <text:p text:style-name="PreformattedText"># HDFS sinks</text:p>
      <text:p text:style-name="PreformattedText">krishna.sinks.sink_to_hdfs.type = hdfs</text:p>
      <text:p text:style-name="PreformattedText">krishna.sinks.sink_to_hdfs.hdfs.fileType = DataStream</text:p>
      <text:p text:style-name="PreformattedText">krishna.sinks.sink_to_hdfs.hdfs.path = hdfs://localhost:9000/user/ubuntu/flume/events</text:p>
      <text:p text:style-name="PreformattedText">krishna.sinks.sink_to_hdfs.hdfs.filePrefix = eventlog</text:p>
      <text:p text:style-name="PreformattedText">krishna.sinks.sink_to_hdfs.hdfs.fileSuffix = .log</text:p>
      <text:p text:style-name="PreformattedText">krishna.sinks.sink_to_hdfs.hdfs.batchSize = 1000</text:p>
      <text:p text:style-name="PreformattedText"/>
      <text:p text:style-name="PreformattedText"># Use a channel which buffers events in memory</text:p>
      <text:p text:style-name="PreformattedText">krishna.channels.file_channel.type = file</text:p>
      <text:p text:style-name="PreformattedText">krishna.channels.file_channel.checkpointDir = /var/log/flume/checkpoint</text:p>
      <text:p text:style-name="PreformattedText">krishna.channels.file_channel.dataDirs = /var/log/flume/data</text:p>
      <text:p text:style-name="PreformattedText"/>
      <text:p text:style-name="PreformattedText"># Bind the source and sink to the channel</text:p>
      <text:p text:style-name="PreformattedText">krishna.sources.eventlog.channels = file_channel</text:p>
      <text:p text:style-name="P12">krishna.sinks.sink_to_hdfs.channel = file_channel</text:p>
      <text:p text:style-name="PreformattedText">sudo mkdir /var/log/flume/</text:p>
      <text:p text:style-name="PreformattedText">sudo mkdir /var/log/flume/checkpoint/</text:p>
      <text:p text:style-name="PreformattedText">sudo mkdir /var/log/flume/data/</text:p>
      <text:p text:style-name="P13">sudo chmod 777 -R /var/log/flume</text:p>
      <text:p text:style-name="P14">hadoop fs -mkdir hdfs://localhost:9000/user/ubuntu/flume/events</text:p>
      <text:soft-page-break/>
      <text:p text:style-name="P15">https://github.com/monolive/event-log-demo.gitcd<text:s/>apache-flume-1.4.0-bin/bin</text:p>
      <text:p text:style-name="P16">./flume-ng agent --conf /home/ubuntu/apache-flume-1.4.0-bin/conf/ --conf-file /home/ubuntu/apache-flume-1.4.0-bin/conf/flume.conf <text:s/>--name<text:s/>krishna</text:p>
      <text:p text:style-name="P17">nc -l localhost 1234</text:p>
      <text:p text:style-name="P18">telnet localhost 1234</text:p>
      <text:p text:style-name="P19">or</text:p>
      <text:p text:style-name="P20">nano .bashrc</text:p>
      <text:p text:style-name="P21">export<text:s/>FLUME_PREFIX=/home/ubuntu/apache-flume-1.4.0-bin/</text:p>
      <text:p text:style-name="P22">export PATH=$PATH:$FLUME_PREFIX/bin</text:p>
      <text:p text:style-name="P23">For a seperate flume server make sure common*.jar is in flume lib</text:p>
      <text:p text:style-name="P24">cp /usr/local/hadoop/lib/common*.jar /home/ubuntu/ apache-flume-1.4.0-bin/lib/</text:p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1041in" fo:margin-bottom="0.7875in" fo:margin-right="0.1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wad Mohiuddin</dc:creator>
    <meta:creation-date>2016-09-03T02:18:00Z</meta:creation-date>
    <dc:date>2019-05-21T22:13:00Z</dc:date>
    <meta:template xlink:href="Normal.dotm" xlink:type="simple"/>
    <meta:editing-cycles>11</meta:editing-cycles>
    <meta:editing-duration>PT19200S</meta:editing-duration>
    <meta:document-statistic meta:page-count="2" meta:paragraph-count="4" meta:word-count="340" meta:character-count="2274" meta:row-count="16" meta:non-whitespace-character-count="1938"/>
  </office:meta>
</office:document-meta>
</file>